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0D18EAEF033C8BF7.jpg" manifest:media-type="image/jpeg"/>
  <manifest:file-entry manifest:full-path="Pictures/10000201000000750000005BDFDC29FA97926FCB.png" manifest:media-type="image/png"/>
  <manifest:file-entry manifest:full-path="Pictures/100002010000078000000438C729241D00E3542A.png" manifest:media-type="image/png"/>
  <manifest:file-entry manifest:full-path="Pictures/100002010000078000000438BA546B1EEED5A992.png" manifest:media-type="image/png"/>
  <manifest:file-entry manifest:full-path="Pictures/10000201000001700000005BE07625A142D8188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/>
    <style:font-face style:name="Arial1" svg:font-family="Arial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92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946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98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017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03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25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title">
      <style:graphic-properties fo:min-height="11.114cm"/>
      <style:paragraph-properties style:writing-mode="lr-tb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7-blank-Blank-title">
      <style:graphic-properties fo:min-height="7.13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line-height="115%"/>
    </style:style>
    <style:style style:name="P6" style:family="paragraph">
      <loext:graphic-properties draw:fill="none"/>
      <style:paragraph-properties fo:line-height="115%" style:writing-mode="lr-tb"/>
      <style:text-properties style:font-name="Liberation Serif"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style:writing-mode="lr-tb"/>
    </style:style>
    <style:style style:name="T1" style:family="text">
      <style:text-properties fo:font-variant="normal" fo:text-transform="none" fo:color="#0070c0" loext:opacity="100%" style:text-line-through-style="none" style:text-line-through-type="none" style:text-position="0% 100%" style:font-name="Garamond" fo:font-size="36.4000015258789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size-asian="36.4000015258789pt" style:font-style-asian="normal" style:font-weight-asian="bold" style:font-size-complex="36.4000015258789pt" style:font-style-complex="normal" style:font-weight-complex="bold"/>
    </style:style>
    <style:style style:name="T2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36.4000015258789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6.4000015258789pt" style:font-style-asian="normal" style:font-weight-asian="normal" style:font-size-complex="36.4000015258789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Garamond" fo:font-size="36.4000015258789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size-asian="36.4000015258789pt" style:font-style-asian="normal" style:font-weight-asian="bold" style:font-size-complex="36.4000015258789pt" style:font-style-complex="normal" style:font-weight-complex="bold"/>
    </style:style>
    <style:style style:name="T4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8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7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Liberation Serif" fo:font-size="16pt" style:font-size-asian="16pt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Liberation Serif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Liberation Serif" fo:font-size="16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36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.4000015258789pt" style:font-style-asian="normal" style:font-weight-asian="normal" style:font-size-complex="36.400001525878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2.925cm" svg:height="10.518cm" svg:x="2.8cm" svg:y="2.507cm" presentation:class="title">
          <draw:text-box>
            <text:p text:style-name="P1"><text:span text:style-name="T1">GROUP C</text:span><text:span text:style-name="T2"><text:line-break/></text:span><text:span text:style-name="T2"><text:line-break/></text:span><text:span text:style-name="T3">Presentation on array variables in </text:span><text:span text:style-name="T3"><text:line-break/></text:span><text:span text:style-name="T3">linux</text:span><text:span text:style-name="T2"><text:line-break/></text:span><text:span text:style-name="T2"><text:line-break/></text:span><text:span text:style-name="T2"> <text:s text:c="46"/></text:span><text:span text:style-name="T4">Done by : </text:span><text:span text:style-name="T5">R Shiva Kumar</text:span><text:span text:style-name="T5"><text:line-break/></text:span><text:span text:style-name="T5"> <text:s text:c="121"/>Pavitra Naik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Blank" presentation:presentation-page-layout-name="AL1T13">
        <draw:frame draw:name="Title 1" presentation:style-name="pr1" draw:text-style-name="P2" draw:layer="layout" svg:width="25.202cm" svg:height="2.633cm" svg:x="0cm" svg:y="0.626cm" presentation:class="title">
          <draw:text-box>
            <text:p text:style-name="P1"><text:span text:style-name="T2"><text:s text:c="23"/></text:span></text:p>
          </draw:text-box>
        </draw:frame>
        <draw:frame draw:style-name="gr3" draw:text-style-name="P6" draw:layer="layout" svg:width="21.561cm" svg:height="8.5cm" svg:x="3cm" svg:y="3cm">
          <draw:text-box>
            <text:p text:style-name="P5"><text:span text:style-name="T7">Array Variables:</text:span></text:p>
            <text:p text:style-name="P5"><text:span text:style-name="T8"/></text:p>
            <text:list text:style-name="L1">
              <text:list-item>
                <text:p text:style-name="P5"><text:span text:style-name="T8">Shell supports a different type of variable called an array variable. </text:span></text:p>
              </text:list-item>
              <text:list-item>
                <text:p text:style-name="P5"><text:span text:style-name="T8">This can hold multiple values at the same time. </text:span></text:p>
              </text:list-item>
              <text:list-item>
                <text:p text:style-name="P5"><text:span text:style-name="T8">Arrays provide a method of grouping a set of variables. </text:span></text:p>
              </text:list-item>
              <text:list-item>
                <text:p text:style-name="P5"><text:span text:style-name="T8">Instead of creating a new name for each variable that is required, you can use a single array variable that stores all the other variables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2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1-Layout7-blank-Blank" presentation:presentation-page-layout-name="AL1T13">
        <draw:frame presentation:style-name="pr3" draw:text-style-name="P8" draw:layer="layout" svg:width="22cm" svg:height="11.114cm" svg:x="3cm" svg:y="2.341cm" presentation:class="title" presentation:user-transformed="true">
          <draw:text-box>
            <text:p text:style-name="P7"><text:span text:style-name="T9">Accessing Array Values: </text:span><text:span text:style-name="T10"><text:s/>To access it as follows −</text:span><text:span text:style-name="T10"><text:line-break/></text:span><text:span text:style-name="T10"><text:line-break/></text:span><text:span text:style-name="T10"> <text:s text:c="12"/></text:span><text:span text:style-name="T9"><text:s text:c="2"/>Syntax:</text:span><text:span text:style-name="T10"> </text:span><text:span text:style-name="T11">{array_name[index]}</text:span><text:span text:style-name="T10"><text:line-break/></text:span><text:span text:style-name="T10"><text:line-break/></text:span><text:span text:style-name="T9">Ex:</text:span><text:span text:style-name="T10"> </text:span><text:span text:style-name="T12">name</text:span><text:span text:style-name="T10">[0]="Linux1"</text:span><text:span text:style-name="T10"><text:line-break/></text:span><text:span text:style-name="T10"> <text:s text:c="6"/></text:span><text:span text:style-name="T12">name</text:span><text:span text:style-name="T10">[1]="Linux2"</text:span><text:span text:style-name="T10"><text:line-break/></text:span><text:span text:style-name="T10"> <text:s text:c="6"/></text:span><text:span text:style-name="T12">name</text:span><text:span text:style-name="T10">[2]="Linux3"</text:span><text:span text:style-name="T10"><text:line-break/></text:span><text:span text:style-name="T10"> <text:s text:c="6"/></text:span><text:span text:style-name="T12">name</text:span><text:span text:style-name="T10">[3]="Linux4"</text:span><text:span text:style-name="T10"><text:line-break/></text:span><text:span text:style-name="T10"> <text:s text:c="6"/></text:span><text:span text:style-name="T12">name</text:span><text:span text:style-name="T10">[4]="</text:span><text:span text:style-name="T8">Linux5"</text:span><text:span text:style-name="T8"><text:line-break/></text:span><text:span text:style-name="T8"> <text:s text:c="6"/>echo "First Index: ${name[0]}"</text:span><text:span text:style-name="T8"><text:line-break/></text:span><text:span text:style-name="T8"> <text:s text:c="6"/>echo "Second Index: ${name[1]}"</text:span><text:span text:style-name="T8"><text:line-break/></text:span><text:span text:style-name="T8">The above example will generate the following result − <text:s/>./test.sh</text:span><text:span text:style-name="T8"><text:line-break/></text:span><text:span text:style-name="T8"> <text:s text:c="6"/>First Index: Linux1</text:span><text:span text:style-name="T8"><text:line-break/></text:span><text:span text:style-name="T8"> <text:s text:c="6"/>Second Index: Linux2</text:span><text:span text:style-name="T13"><text:line-break/></text:span><text:span text:style-name="T13"/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3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1-Layout7-blank-Blank" presentation:presentation-page-layout-name="AL1T13">
        <draw:frame draw:name="Title 1" presentation:style-name="pr4" draw:text-style-name="P2" draw:layer="layout" svg:width="23.678cm" svg:height="12.502cm" svg:x="2cm" svg:y="2cm" presentation:class="title" presentation:user-transformed="true">
          <draw:text-box>
            <text:p text:style-name="P9"><text:span text:style-name="T12">To access all the items in an array in one of the following ways −</text:span><text:span text:style-name="T12"><text:line-break/></text:span><text:span text:style-name="T12"><text:line-break/></text:span><text:span text:style-name="T12">${array_name[*]}</text:span><text:span text:style-name="T12"><text:line-break/></text:span><text:span text:style-name="T12">${array_name[@]}</text:span><text:span text:style-name="T12"><text:line-break/></text:span><text:span text:style-name="T12"><text:line-break/></text:span><text:span text:style-name="T12"> <text:s text:c="8"/></text:span><text:span text:style-name="T14">Ex: </text:span><text:span text:style-name="T12">name[0]="Linux1"</text:span><text:span text:style-name="T12"><text:line-break/></text:span><text:span text:style-name="T12"> <text:s text:c="14"/>name[1]="Linux2"</text:span><text:span text:style-name="T12"><text:line-break/></text:span><text:span text:style-name="T12"> <text:s text:c="14"/>name[2]="Linux3"</text:span><text:span text:style-name="T12"><text:line-break/></text:span><text:span text:style-name="T12"> <text:s text:c="14"/>name[3]="Linux4"</text:span><text:span text:style-name="T12"><text:line-break/></text:span><text:span text:style-name="T12"> <text:s text:c="14"/>name[4]="Linux5"</text:span><text:span text:style-name="T12"><text:line-break/></text:span><text:span text:style-name="T12"> <text:s text:c="14"/>echo "First Method: ${name[*]}"</text:span><text:span text:style-name="T12"><text:line-break/></text:span><text:span text:style-name="T12"> <text:s text:c="14"/>echo "Second Method: ${name[@]}"</text:span><text:span text:style-name="T12"><text:line-break/></text:span><text:span text:style-name="T12"> <text:s text:c="5"/>The above example will generate the following result − ./filename.sh</text:span><text:span text:style-name="T12"><text:line-break/></text:span><text:span text:style-name="T12"> <text:s text:c="14"/>First Method: Linux1 Linux2 Linux3 Linux4 Linux5</text:span><text:span text:style-name="T12"><text:line-break/></text:span><text:span text:style-name="T12"> <text:s text:c="14"/>Second Method: Linux1 Linux2 Linux3 Linux4 Linux5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4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1-Layout7-blank-Blank" presentation:presentation-page-layout-name="AL1T13">
        <draw:frame presentation:style-name="pr5" draw:text-style-name="P10" draw:layer="layout" svg:width="23.959cm" svg:height="7.132cm" svg:x="1.986cm" svg:y="4.038cm" presentation:class="title" presentation:user-transformed="true">
          <draw:text-box>
            <text:p text:style-name="P1"><text:span text:style-name="T16">THANK YOU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5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/>
    <style:font-face style:name="Arial1" svg:font-family="Arial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0D18EAEF033C8BF7.jpg" xlink:type="simple" xlink:show="embed" xlink:actuate="onLoad"/>
    <draw:fill-image draw:name="a1017" xlink:href="Pictures/1000000000000780000004380D18EAEF033C8BF7.jpg" xlink:type="simple" xlink:show="embed" xlink:actuate="onLoad"/>
    <draw:fill-image draw:name="a1031" xlink:href="Pictures/1000000000000780000004380D18EAEF033C8BF7.jpg" xlink:type="simple" xlink:show="embed" xlink:actuate="onLoad"/>
    <draw:fill-image draw:name="a151" xlink:href="Pictures/1000000000000780000004380D18EAEF033C8BF7.jpg" xlink:type="simple" xlink:show="embed" xlink:actuate="onLoad"/>
    <draw:fill-image draw:name="a193" xlink:href="Pictures/1000000000000780000004380D18EAEF033C8BF7.jpg" xlink:type="simple" xlink:show="embed" xlink:actuate="onLoad"/>
    <draw:fill-image draw:name="a265" xlink:href="Pictures/1000000000000780000004380D18EAEF033C8BF7.jpg" xlink:type="simple" xlink:show="embed" xlink:actuate="onLoad"/>
    <draw:fill-image draw:name="a345" xlink:href="Pictures/1000000000000780000004380D18EAEF033C8BF7.jpg" xlink:type="simple" xlink:show="embed" xlink:actuate="onLoad"/>
    <draw:fill-image draw:name="a383" xlink:href="Pictures/1000000000000780000004380D18EAEF033C8BF7.jpg" xlink:type="simple" xlink:show="embed" xlink:actuate="onLoad"/>
    <draw:fill-image draw:name="a416" xlink:href="Pictures/1000000000000780000004380D18EAEF033C8BF7.jpg" xlink:type="simple" xlink:show="embed" xlink:actuate="onLoad"/>
    <draw:fill-image draw:name="a475" xlink:href="Pictures/1000000000000780000004380D18EAEF033C8BF7.jpg" xlink:type="simple" xlink:show="embed" xlink:actuate="onLoad"/>
    <draw:fill-image draw:name="a520" xlink:href="Pictures/1000000000000780000004380D18EAEF033C8BF7.jpg" xlink:type="simple" xlink:show="embed" xlink:actuate="onLoad"/>
    <draw:fill-image draw:name="a54" xlink:href="Pictures/1000000000000780000004380D18EAEF033C8BF7.jpg" xlink:type="simple" xlink:show="embed" xlink:actuate="onLoad"/>
    <draw:fill-image draw:name="a565" xlink:href="Pictures/1000000000000780000004380D18EAEF033C8BF7.jpg" xlink:type="simple" xlink:show="embed" xlink:actuate="onLoad"/>
    <draw:fill-image draw:name="a607" xlink:href="Pictures/1000000000000780000004380D18EAEF033C8BF7.jpg" xlink:type="simple" xlink:show="embed" xlink:actuate="onLoad"/>
    <draw:fill-image draw:name="a659" xlink:href="Pictures/1000000000000780000004380D18EAEF033C8BF7.jpg" xlink:type="simple" xlink:show="embed" xlink:actuate="onLoad"/>
    <draw:fill-image draw:name="a700" xlink:href="Pictures/1000000000000780000004380D18EAEF033C8BF7.jpg" xlink:type="simple" xlink:show="embed" xlink:actuate="onLoad"/>
    <draw:fill-image draw:name="a752" xlink:href="Pictures/1000000000000780000004380D18EAEF033C8BF7.jpg" xlink:type="simple" xlink:show="embed" xlink:actuate="onLoad"/>
    <draw:fill-image draw:name="a798" xlink:href="Pictures/1000000000000780000004380D18EAEF033C8BF7.jpg" xlink:type="simple" xlink:show="embed" xlink:actuate="onLoad"/>
    <draw:fill-image draw:name="a853" xlink:href="Pictures/1000000000000780000004380D18EAEF033C8BF7.jpg" xlink:type="simple" xlink:show="embed" xlink:actuate="onLoad"/>
    <draw:fill-image draw:name="a921" xlink:href="Pictures/1000000000000780000004380D18EAEF033C8BF7.jpg" xlink:type="simple" xlink:show="embed" xlink:actuate="onLoad"/>
    <draw:fill-image draw:name="a946" xlink:href="Pictures/1000000000000780000004380D18EAEF033C8BF7.jpg" xlink:type="simple" xlink:show="embed" xlink:actuate="onLoad"/>
    <draw:fill-image draw:name="a96" xlink:href="Pictures/1000000000000780000004380D18EAEF033C8BF7.jpg" xlink:type="simple" xlink:show="embed" xlink:actuate="onLoad"/>
    <draw:fill-image draw:name="a982" xlink:href="Pictures/1000000000000780000004380D18EAEF033C8BF7.jpg" xlink:type="simple" xlink:show="embed" xlink:actuate="onLoad"/>
    <draw:marker draw:name="Arrow" svg:viewBox="0 0 20 30" svg:d="M10 0l-10 30h20z"/>
    <style:default-style style:family="graphic">
      <style:graphic-properties draw:stroke="solid" svg:stroke-width="0.044cm" svg:stroke-color="#5f6f1c" svg:stroke-linecap="butt" draw:fill-color="#83992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rganic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Organ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rgan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rganic-outline1" style:family="presentation">
      <style:graphic-properties draw:stroke="none" draw:fill="none" draw:auto-grow-height="false" draw:fit-to-size="false" style:shrink-to-fit="true">
        <text:list-style style:name="Master1-Organ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anic-outline2" style:family="presentation" style:parent-style-name="Master1-Organic-outline1">
      <style:paragraph-properties fo:margin-top="0.4cm" fo:margin-bottom="0cm"/>
      <style:text-properties fo:font-size="28pt" style:font-size-asian="28pt" style:font-size-complex="28pt"/>
    </style:style>
    <style:style style:name="Master1-Organic-outline3" style:family="presentation" style:parent-style-name="Master1-Organic-outline2">
      <style:paragraph-properties fo:margin-top="0.3cm" fo:margin-bottom="0cm"/>
      <style:text-properties fo:font-size="24pt" style:font-size-asian="24pt" style:font-size-complex="24pt"/>
    </style:style>
    <style:style style:name="Master1-Organic-outline4" style:family="presentation" style:parent-style-name="Master1-Organic-outline3">
      <style:paragraph-properties fo:margin-top="0.2cm" fo:margin-bottom="0cm"/>
      <style:text-properties fo:font-size="20pt" style:font-size-asian="20pt" style:font-size-complex="20pt"/>
    </style:style>
    <style:style style:name="Master1-Organic-outline5" style:family="presentation" style:parent-style-name="Master1-Organic-outline4">
      <style:paragraph-properties fo:margin-top="0.1cm" fo:margin-bottom="0cm"/>
      <style:text-properties fo:font-size="20pt" style:font-size-asian="20pt" style:font-size-complex="20pt"/>
    </style:style>
    <style:style style:name="Master1-Organic-outline6" style:family="presentation" style:parent-style-name="Master1-Organic-outline5">
      <style:paragraph-properties fo:margin-top="0.1cm" fo:margin-bottom="0cm"/>
      <style:text-properties fo:font-size="20pt" style:font-size-asian="20pt" style:font-size-complex="20pt"/>
    </style:style>
    <style:style style:name="Master1-Organic-outline7" style:family="presentation" style:parent-style-name="Master1-Organic-outline6">
      <style:paragraph-properties fo:margin-top="0.1cm" fo:margin-bottom="0cm"/>
      <style:text-properties fo:font-size="20pt" style:font-size-asian="20pt" style:font-size-complex="20pt"/>
    </style:style>
    <style:style style:name="Master1-Organic-outline8" style:family="presentation" style:parent-style-name="Master1-Organic-outline7">
      <style:paragraph-properties fo:margin-top="0.1cm" fo:margin-bottom="0cm"/>
      <style:text-properties fo:font-size="20pt" style:font-size-asian="20pt" style:font-size-complex="20pt"/>
    </style:style>
    <style:style style:name="Master1-Organic-outline9" style:family="presentation" style:parent-style-name="Master1-Organic-outline8">
      <style:paragraph-properties fo:margin-top="0.1cm" fo:margin-bottom="0cm"/>
      <style:text-properties fo:font-size="20pt" style:font-size-asian="20pt" style:font-size-complex="20pt"/>
    </style:style>
    <style:style style:name="Master1-Organic-subtitle" style:family="presentation">
      <style:graphic-properties draw:stroke="none" draw:fill="none" draw:textarea-vertical-align="middle">
        <text:list-style style:name="Master1-Organ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anic-title" style:family="presentation">
      <style:graphic-properties draw:stroke="none" draw:fill="none" draw:textarea-vertical-align="middle">
        <text:list-style style:name="Master1-Organ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54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96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51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93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65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45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83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416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75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solid" draw:fill-color="#ffffff" draw:fill-image-name="a520" draw:opacity="100%" style:repeat="stretch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false" style:shrink-to-fit="true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solid" draw:fill-color="#ffffff" draw:fill-image-name="a565" draw:opacity="100%" style:repeat="stretch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false" style:shrink-to-fit="true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solid" draw:fill-color="#ffffff" draw:fill-image-name="a607" draw:opacity="100%" style:repeat="stretch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false" style:shrink-to-fit="true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solid" draw:fill-color="#ffffff" draw:fill-image-name="a659" draw:opacity="100%" style:repeat="stretch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false" style:shrink-to-fit="true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background" style:family="presentation">
      <style:graphic-properties draw:stroke="none" draw:fill="solid" draw:fill-color="#ffffff" draw:fill-image-name="a700" draw:opacity="100%" style:repeat="stretch"/>
      <style:text-properties style:letter-kerning="true"/>
    </style:style>
    <style:style style:name="Master1-Layout14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1" style:family="presentation">
      <style:graphic-properties draw:stroke="none" draw:fill="none" draw:auto-grow-height="false" draw:fit-to-size="false" style:shrink-to-fit="true">
        <text:list-style style:name="Master1-Layout14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2" style:family="presentation" style:parent-style-name="Master1-Layout14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4-cust-Quote-Name-Card-outline3" style:family="presentation" style:parent-style-name="Master1-Layout14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4-cust-Quote-Name-Card-outline4" style:family="presentation" style:parent-style-name="Master1-Layout14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4-cust-Quote-Name-Card-outline5" style:family="presentation" style:parent-style-name="Master1-Layout14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6" style:family="presentation" style:parent-style-name="Master1-Layout14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7" style:family="presentation" style:parent-style-name="Master1-Layout14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8" style:family="presentation" style:parent-style-name="Master1-Layout14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9" style:family="presentation" style:parent-style-name="Master1-Layout14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subtitle" style:family="presentation">
      <style:graphic-properties draw:stroke="none" draw:fill="none" draw:textarea-vertical-align="middle">
        <text:list-style style:name="Master1-Layout14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title" style:family="presentation">
      <style:graphic-properties draw:stroke="none" draw:fill="none" draw:textarea-vertical-align="middle">
        <text:list-style style:name="Master1-Layout14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background" style:family="presentation">
      <style:graphic-properties draw:stroke="none" draw:fill="solid" draw:fill-color="#ffffff" draw:fill-image-name="a752" draw:opacity="100%" style:repeat="stretch"/>
      <style:text-properties style:letter-kerning="true"/>
    </style:style>
    <style:style style:name="Master1-Layout15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1" style:family="presentation">
      <style:graphic-properties draw:stroke="none" draw:fill="none" draw:auto-grow-height="false" draw:fit-to-size="false" style:shrink-to-fit="true">
        <text:list-style style:name="Master1-Layout15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2" style:family="presentation" style:parent-style-name="Master1-Layout15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5-cust-True-or-False-outline3" style:family="presentation" style:parent-style-name="Master1-Layout15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5-cust-True-or-False-outline4" style:family="presentation" style:parent-style-name="Master1-Layout15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5-cust-True-or-False-outline5" style:family="presentation" style:parent-style-name="Master1-Layout15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6" style:family="presentation" style:parent-style-name="Master1-Layout15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7" style:family="presentation" style:parent-style-name="Master1-Layout15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8" style:family="presentation" style:parent-style-name="Master1-Layout15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9" style:family="presentation" style:parent-style-name="Master1-Layout15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5-cust-True-or-False-subtitle" style:family="presentation">
      <style:graphic-properties draw:stroke="none" draw:fill="none" draw:textarea-vertical-align="middle">
        <text:list-style style:name="Master1-Layout15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title" style:family="presentation">
      <style:graphic-properties draw:stroke="none" draw:fill="none" draw:textarea-vertical-align="middle">
        <text:list-style style:name="Master1-Layout15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solid" draw:fill-color="#ffffff" draw:fill-image-name="a798" draw:opacity="100%" style:repeat="stretch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false" style:shrink-to-fit="true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solid" draw:fill-color="#ffffff" draw:fill-image-name="a853" draw:opacity="100%" style:repeat="stretch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54" draw:opacity="100%" style:repeat="stretch"/>
    </style:style>
    <style:style style:name="Mdp3" style:family="drawing-page">
      <style:drawing-page-properties draw:background-size="border" draw:fill="solid" draw:fill-color="#ffffff" draw:fill-image-name="a96" draw:opacity="100%" style:repeat="stretch"/>
    </style:style>
    <style:style style:name="Mdp4" style:family="drawing-page">
      <style:drawing-page-properties draw:background-size="border" draw:fill="solid" draw:fill-color="#ffffff" draw:fill-image-name="a151" draw:opacity="100%" style:repeat="stretch"/>
    </style:style>
    <style:style style:name="Mdp5" style:family="drawing-page">
      <style:drawing-page-properties draw:background-size="border" draw:fill="solid" draw:fill-color="#ffffff" draw:fill-image-name="a193" draw:opacity="100%" style:repeat="stretch"/>
    </style:style>
    <style:style style:name="Mdp6" style:family="drawing-page">
      <style:drawing-page-properties draw:background-size="border" draw:fill="solid" draw:fill-color="#ffffff" draw:fill-image-name="a265" draw:opacity="100%" style:repeat="stretch"/>
    </style:style>
    <style:style style:name="Mdp7" style:family="drawing-page">
      <style:drawing-page-properties draw:background-size="border" draw:fill="solid" draw:fill-color="#ffffff" draw:fill-image-name="a345" draw:opacity="100%" style:repeat="stretch"/>
    </style:style>
    <style:style style:name="Mdp8" style:family="drawing-page">
      <style:drawing-page-properties draw:background-size="border" draw:fill="solid" draw:fill-color="#ffffff" draw:fill-image-name="a383" draw:opacity="100%" style:repeat="stretch"/>
    </style:style>
    <style:style style:name="Mdp9" style:family="drawing-page">
      <style:drawing-page-properties draw:background-size="border" draw:fill="solid" draw:fill-color="#ffffff" draw:fill-image-name="a416" draw:opacity="100%" style:repeat="stretch"/>
    </style:style>
    <style:style style:name="Mdp10" style:family="drawing-page">
      <style:drawing-page-properties draw:background-size="border" draw:fill="solid" draw:fill-color="#ffffff" draw:fill-image-name="a475" draw:opacity="100%" style:repeat="stretch"/>
    </style:style>
    <style:style style:name="Mdp11" style:family="drawing-page">
      <style:drawing-page-properties draw:background-size="border" draw:fill="solid" draw:fill-color="#ffffff" draw:fill-image-name="a520" draw:opacity="100%" style:repeat="stretch"/>
    </style:style>
    <style:style style:name="Mdp12" style:family="drawing-page">
      <style:drawing-page-properties draw:background-size="border" draw:fill="solid" draw:fill-color="#ffffff" draw:fill-image-name="a565" draw:opacity="100%" style:repeat="stretch"/>
    </style:style>
    <style:style style:name="Mdp13" style:family="drawing-page">
      <style:drawing-page-properties draw:background-size="border" draw:fill="solid" draw:fill-color="#ffffff" draw:fill-image-name="a607" draw:opacity="100%" style:repeat="stretch"/>
    </style:style>
    <style:style style:name="Mdp14" style:family="drawing-page">
      <style:drawing-page-properties draw:background-size="border" draw:fill="solid" draw:fill-color="#ffffff" draw:fill-image-name="a659" draw:opacity="100%" style:repeat="stretch"/>
    </style:style>
    <style:style style:name="Mdp15" style:family="drawing-page">
      <style:drawing-page-properties draw:background-size="border" draw:fill="solid" draw:fill-color="#ffffff" draw:fill-image-name="a700" draw:opacity="100%" style:repeat="stretch"/>
    </style:style>
    <style:style style:name="Mdp16" style:family="drawing-page">
      <style:drawing-page-properties draw:background-size="border" draw:fill="solid" draw:fill-color="#ffffff" draw:fill-image-name="a752" draw:opacity="100%" style:repeat="stretch"/>
    </style:style>
    <style:style style:name="Mdp17" style:family="drawing-page">
      <style:drawing-page-properties draw:background-size="border" draw:fill="solid" draw:fill-color="#ffffff" draw:fill-image-name="a798" draw:opacity="100%" style:repeat="stretch"/>
    </style:style>
    <style:style style:name="Mdp18" style:family="drawing-page">
      <style:drawing-page-properties draw:background-size="border" draw:fill="solid" draw:fill-color="#ffffff" draw:fill-image-name="a853" draw:opacity="100%" style:repeat="stretch"/>
    </style:style>
    <style:style style:name="Mdp1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solid" svg:stroke-width="0.044cm" svg:stroke-color="#83992a" svg:stroke-opacity="100%" draw:stroke-linejoin="miter" svg:stroke-linecap="butt" draw:fill="none" fo:min-height="0cm" fo:min-width="0cm" fo:padding-top="0.147cm" fo:padding-bottom="0.147cm" fo:padding-left="0.272cm" fo:padding-right="0.272cm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44cm" svg:stroke-color="#83992a" svg:stroke-opacity="100%" svg:stroke-linecap="butt" draw:fill="none" fo:padding-top="0.147cm" fo:padding-bottom="0.147cm" fo:padding-left="0.272cm" fo:padding-right="0.272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05cm" fo:padding-bottom="0.105cm" fo:padding-left="0.21cm" fo:padding-right="0.21cm" fo:wrap-option="wrap"/>
      <style:paragraph-properties style:writing-mode="lr-tb"/>
    </style:style>
    <style:style style:name="Mpr1" style:family="presentation" style:parent-style-name="Master1-Organic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rganic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rganic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rgani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Organi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Organi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cust-Panoramic-Picture-with-Caption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cust-Panoramic-Picture-with-Caption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10-cust-Panoramic-Picture-with-Captio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cust-Panoramic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cust-Panoramic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11-cust-Title-and-Captio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11-cust-Title-and-Caption-outline1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cust-Title-and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cust-Title-and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11-cust-Title-and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12-cust-Quote-with-Captio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2-cust-Quote-with-Caption-outline1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2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2-cust-Quot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1-Layout12-cust-Quot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12-cust-Quot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3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3-cust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1-Layout13-cust-Name-C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1-Layout13-cust-Name-C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1-Layout14-cust-Quote-Name-Card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1-Layout14-cust-Quote-Name-Card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14-cust-Quote-Name-C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14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1-Layout14-cust-Quote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1-Layout14-cust-Quote-Name-C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1-Layout14-cust-Quote-Name-C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1-Layout15-cust-True-or-Fals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5-cust-True-or-False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15-cust-True-or-Fals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15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1-Layout15-cust-True-or-Fals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1-Layout15-cust-True-or-Fals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1-Layout15-cust-True-or-Fals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1-Layout16-vertTx-Title-and-Vertical-Tex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03" style:family="presentation" style:parent-style-name="Master1-Layout16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1-Layout16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6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17-vertTitleAndTx-Vertical-Title-and-Text-title">
      <style:graphic-properties draw:stroke="none" draw:fill="none" draw:textarea-horizontal-align="center" draw:textarea-vertical-align="middle" draw:auto-grow-height="false" draw:auto-grow-width="false" draw:fit-to-size="false" style:shrink-to-fit="true" fo:min-width="25.201cm" fo:padding-top="0.127cm" fo:padding-bottom="0.127cm" fo:padding-left="0.254cm" fo:padding-right="0.254cm" fo:wrap-option="wrap"/>
      <style:paragraph-properties style:writing-mode="tb-rl"/>
    </style:style>
    <style:style style:name="Mpr108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09" style:family="presentation" style:parent-style-name="Master1-Layout17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1-Layout17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1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1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.656cm" fo:margin-right="0cm" fo:margin-top="0.176cm" fo:margin-bottom="0.175cm" fo:line-height="100%" fo:text-align="start" fo:text-indent="-0.656cm" style:punctuation-wrap="hanging" style:writing-mode="lr-tb">
        <style:tab-stops/>
      </style:paragraph-properties>
    </style:style>
    <style:style style:name="MP7" style:family="paragraph">
      <style:paragraph-properties fo:margin-left="1.706cm" fo:margin-right="0cm" fo:margin-top="0.141cm" fo:margin-bottom="0.175cm" fo:line-height="100%" fo:text-align="start" fo:text-indent="-0.656cm" style:punctuation-wrap="hanging" style:writing-mode="lr-tb">
        <style:tab-stops/>
      </style:paragraph-properties>
    </style:style>
    <style:style style:name="MP8" style:family="paragraph">
      <style:paragraph-properties fo:margin-left="2.756cm" fo:margin-right="0cm" fo:margin-top="0.141cm" fo:margin-bottom="0.175cm" fo:line-height="100%" fo:text-align="start" fo:text-indent="-0.656cm" style:punctuation-wrap="hanging" style:writing-mode="lr-tb">
        <style:tab-stops/>
      </style:paragraph-properties>
    </style:style>
    <style:style style:name="MP9" style:family="paragraph">
      <style:paragraph-properties fo:margin-left="3.544cm" fo:margin-right="0cm" fo:margin-top="0.106cm" fo:margin-bottom="0.175cm" fo:line-height="100%" fo:text-align="start" fo:text-indent="-0.394cm" style:punctuation-wrap="hanging" style:writing-mode="lr-tb">
        <style:tab-stops/>
      </style:paragraph-properties>
    </style:style>
    <style:style style:name="MP10" style:family="paragraph">
      <style:paragraph-properties fo:margin-left="4.594cm" fo:margin-right="0cm" fo:margin-top="0.106cm" fo:margin-bottom="0.175cm" fo:line-height="100%" fo:text-align="start" fo:text-indent="-0.394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.175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.175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96cm" fo:margin-bottom="0.175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06cm" fo:margin-bottom="0.175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41cm" fo:margin-bottom="0.175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41cm" fo:margin-bottom="0.175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.175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36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.4000015258789pt" style:font-style-asian="normal" style:font-weight-asian="normal" style:font-size-complex="36.4000015258789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9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6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.6000003814697pt" style:font-style-asian="normal" style:font-weight-asian="normal" style:font-size-complex="16.6000003814697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4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3.30000019073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3000001907349pt" style:font-style-asian="normal" style:font-weight-asian="normal" style:font-size-complex="13.3000001907349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11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.6000003814697pt" style:font-style-asian="normal" style:font-weight-asian="normal" style:font-size-complex="11.6000003814697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8.3000001907348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10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44.7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.7000007629395pt" style:font-style-asian="normal" style:font-weight-asian="normal" style:font-size-complex="44.7000007629395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7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.3999996185303pt" style:font-style-asian="normal" style:font-weight-asian="normal" style:font-size-complex="17.3999996185303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9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3" style:family="text">
      <style:text-properties fo:font-variant="normal" fo:text-transform="none" fo:color="#83992a" loext:opacity="100%" style:text-line-through-style="none" style:text-line-through-type="none" style:text-position="0% 100%" style:font-name="Garamond" fo:font-size="23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.2000007629395pt" style:font-style-asian="normal" style:font-weight-asian="normal" style:font-size-complex="23.200000762939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3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.2000007629395pt" style:font-style-asian="normal" style:font-weight-asian="normal" style:font-size-complex="23.2000007629395pt" style:font-style-complex="normal" style:font-weight-complex="normal"/>
    </style:style>
    <style:style style:name="MT15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6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.6000003814697pt" style:font-style-asian="normal" style:font-weight-asian="normal" style:font-size-complex="16.6000003814697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66.19999694824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.1999969482422pt" style:font-style-asian="normal" style:font-weight-asian="normal" style:font-size-complex="66.199996948242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4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3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.2000007629395pt" style:font-style-asian="normal" style:font-weight-asian="normal" style:font-size-complex="23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56cm"/>
        <style:text-properties fo:font-family="Arial" fo:color="#83992a" fo:font-size="115%"/>
      </text:list-level-style-bullet>
      <text:list-level-style-bullet text:level="2" text:bullet-char="•">
        <style:list-level-properties text:space-before="1.05cm" text:min-label-width="0.656cm"/>
        <style:text-properties fo:font-family="Arial" fo:color="#83992a" fo:font-size="115%"/>
      </text:list-level-style-bullet>
      <text:list-level-style-bullet text:level="3" text:bullet-char="•">
        <style:list-level-properties text:space-before="2.1cm" text:min-label-width="0.656cm"/>
        <style:text-properties fo:font-family="Arial" fo:color="#83992a" fo:font-size="115%"/>
      </text:list-level-style-bullet>
      <text:list-level-style-bullet text:level="4" text:bullet-char="•">
        <style:list-level-properties text:space-before="2.888cm" text:min-label-width="0.656cm"/>
        <style:text-properties fo:font-family="Arial" fo:color="#83992a" fo:font-size="115%"/>
      </text:list-level-style-bullet>
      <text:list-level-style-bullet text:level="5" text:bullet-char="•">
        <style:list-level-properties text:space-before="3.938cm" text:min-label-width="0.656cm"/>
        <style:text-properties fo:font-family="Arial" fo:color="#83992a" fo:font-size="115%"/>
      </text:list-level-style-bullet>
      <text:list-level-style-bullet text:level="6" text:bullet-char="•">
        <style:list-level-properties text:space-before="5.119cm" text:min-label-width="0.656cm"/>
        <style:text-properties fo:font-family="Arial" fo:color="#83992a" fo:font-size="115%"/>
      </text:list-level-style-bullet>
      <text:list-level-style-bullet text:level="7" text:bullet-char="•">
        <style:list-level-properties text:space-before="6.169cm" text:min-label-width="0.656cm"/>
        <style:text-properties fo:font-family="Arial" fo:color="#83992a" fo:font-size="115%"/>
      </text:list-level-style-bullet>
      <text:list-level-style-bullet text:level="8" text:bullet-char="•">
        <style:list-level-properties text:space-before="7.219cm" text:min-label-width="0.656cm"/>
        <style:text-properties fo:font-family="Arial" fo:color="#83992a" fo:font-size="115%"/>
      </text:list-level-style-bullet>
      <text:list-level-style-bullet text:level="9" text:bullet-char="•">
        <style:list-level-properties text:space-before="8.269cm" text:min-label-width="0.656cm"/>
        <style:text-properties fo:font-family="Arial" fo:color="#83992a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05cm"/>
        <style:text-properties style:use-window-font-color="true" fo:font-size="45%"/>
      </text:list-level-style-number>
      <text:list-level-style-number text:level="3" style:num-format="">
        <style:list-level-properties text:space-before="2.1cm"/>
        <style:text-properties style:use-window-font-color="true" fo:font-size="45%"/>
      </text:list-level-style-number>
      <text:list-level-style-number text:level="4" style:num-format="">
        <style:list-level-properties text:space-before="3.15cm"/>
        <style:text-properties style:use-window-font-color="true" fo:font-size="45%"/>
      </text:list-level-style-number>
      <text:list-level-style-number text:level="5" style:num-format="">
        <style:list-level-properties text:space-before="4.2cm"/>
        <style:text-properties style:use-window-font-color="true" fo:font-size="45%"/>
      </text:list-level-style-number>
      <text:list-level-style-number text:level="6" style:num-format="">
        <style:list-level-properties text:space-before="5.25cm"/>
        <style:text-properties style:use-window-font-color="true" fo:font-size="45%"/>
      </text:list-level-style-number>
      <text:list-level-style-number text:level="7" style:num-format="">
        <style:list-level-properties text:space-before="6.3cm"/>
        <style:text-properties style:use-window-font-color="true" fo:font-size="45%"/>
      </text:list-level-style-number>
      <text:list-level-style-number text:level="8" style:num-format="">
        <style:list-level-properties text:space-before="7.35cm"/>
        <style:text-properties style:use-window-font-color="true" fo:font-size="45%"/>
      </text:list-level-style-number>
      <text:list-level-style-number text:level="9" style:num-format="">
        <style:list-level-properties text:space-before="8.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9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Organic" style:page-layout-name="PM1" draw:style-name="Mdp1">
      <draw:g draw:name="Group 6">
        <draw:frame draw:name="Picture 7" draw:style-name="Mgr3" draw:text-style-name="MP3" draw:layer="layout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8" draw:style-name="Mgr4" draw:text-style-name="MP3" draw:layer="layout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3" draw:layer="layout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3" draw:layer="layout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Placeholder 1" presentation:style-name="Mpr1" draw:text-style-name="MP5" draw:layer="backgroundobjects" svg:width="22.051cm" svg:height="2.995cm" svg:x="2.975cm" svg:y="2.256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2" draw:text-style-name="MP5" draw:layer="backgroundobjects" svg:width="22.051cm" svg:height="7.623cm" svg:x="2.975cm" svg:y="5.873cm" presentation:class="outline">
        <draw:text-box>
          <text:list text:style-name="ML2">
            <text:list-item>
              <text:p text:style-name="MP6"><text:span text:style-name="MT3">Edit Master text styles</text:span></text:p>
              <text:list>
                <text:list-item>
                  <text:p text:style-name="MP7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9"><text:span text:style-name="MT6">Fourth level</text:span></text:p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3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3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page-thumbnail draw:name="Slide Image Placeholder 1" presentation:style-name="Master1-Organic-title" draw:layer="backgroundobjects" svg:width="19.798cm" svg:height="11.136cm" svg:x="0.6cm" svg:y="2.257cm" presentation:class="page"/>
        <draw:frame draw:name="Notes Placeholder 2" presentation:style-name="Mpr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g draw:name="Group 6">
        <draw:frame draw:name="Picture 15" draw:style-name="Mgr3" draw:text-style-name="MP3" draw:layer="layout" svg:width="27.994cm" svg:height="15.747cm" svg:x="0cm" svg:y="0cm">
          <draw:image xlink:href="Pictures/100002010000078000000438BA546B1EEED5A992.png" xlink:type="simple" xlink:show="embed" xlink:actuate="onLoad" draw:mime-type="image/png">
            <text:p/>
          </draw:image>
          <svg:desc>HD-PanelTitleR1.png</svg:desc>
        </draw:frame>
        <draw:custom-shape draw:name="Rectangle 25" draw:style-name="Mgr4" draw:text-style-name="MP3" draw:layer="layout" svg:width="17.326cm" svg:height="8.809cm" svg:x="5.348cm" svg:y="3.539cm">
          <text:p/>
          <draw:enhanced-geometry svg:viewBox="0 0 21600 21600" draw:type="non-primitive" draw:enhanced-path="M 0 0 L 21600 0 21600 21600 0 21600 Z N"/>
        </draw:custom-shape>
        <draw:frame draw:name="Picture 16" draw:style-name="Mgr5" draw:text-style-name="MP3" draw:layer="layout" svg:width="5.691cm" svg:height="1.407cm" svg:x="-0.039cm" svg:y="7.229cm">
          <draw:image xlink:href="Pictures/10000201000001700000005BE07625A142D8188B.png" xlink:type="simple" xlink:show="embed" xlink:actuate="onLoad" draw:mime-type="image/png">
            <text:p/>
          </draw:image>
          <svg:desc>HDRibbonTitle-UniformTrim.png</svg:desc>
        </draw:frame>
        <draw:frame draw:name="Picture 19" draw:style-name="Mgr5" draw:text-style-name="MP3" draw:layer="layout" svg:width="5.691cm" svg:height="1.407cm" svg:x="22.361cm" svg:y="7.229cm">
          <draw:image xlink:href="Pictures/10000201000001700000005BE07625A142D8188B.png" xlink:type="simple" xlink:show="embed" xlink:actuate="onLoad" draw:mime-type="image/png">
            <text:p/>
          </draw:image>
          <svg:desc>HDRibbonTitle-UniformTrim.png</svg:desc>
        </draw:frame>
      </draw:g>
      <draw:frame draw:name="Title 1" presentation:style-name="Mpr7" draw:text-style-name="MP5" draw:layer="backgroundobjects" svg:width="15.654cm" svg:height="3.481cm" svg:x="6.184cm" svg:y="4.298cm" presentation:class="title">
        <draw:text-box>
          <text:p text:style-name="MP4"><text:span text:style-name="MT10">Click to edit Master title style</text:span></text:p>
        </draw:text-box>
      </draw:frame>
      <draw:frame draw:name="Subtitle 2" presentation:style-name="Mpr8" draw:text-style-name="MP5" draw:layer="backgroundobjects" svg:width="15.654cm" svg:height="3.034cm" svg:x="6.184cm" svg:y="8.401cm" presentation:class="subtitle">
        <draw:text-box>
          <text:p text:style-name="MP12"><text:span text:style-name="MT11">Click to edit Master subtitle style</text:span></text:p>
        </draw:text-box>
      </draw:frame>
      <draw:frame draw:name="Date Placeholder 3" presentation:style-name="Mpr9" draw:text-style-name="MP5" draw:layer="backgroundobjects" svg:width="2.061cm" svg:height="0.642cm" svg:x="18.335cm" svg:y="11.571cm" presentation:class="date-time">
        <draw:text-box>
          <text:p/>
        </draw:text-box>
      </draw:frame>
      <draw:frame draw:name="Footer Placeholder 4" presentation:style-name="Mpr9" draw:text-style-name="MP5" draw:layer="backgroundobjects" svg:width="11.977cm" svg:height="0.642cm" svg:x="6.184cm" svg:y="11.571cm" presentation:class="footer">
        <draw:text-box>
          <text:p/>
        </draw:text-box>
      </draw:frame>
      <draw:frame draw:name="Slide Number Placeholder 5" presentation:style-name="Mpr9" draw:text-style-name="MP5" draw:layer="backgroundobjects" svg:width="1.266cm" svg:height="0.642cm" svg:x="20.572cm" svg:y="11.571cm" presentation:class="page-number">
        <draw:text-box>
          <text:p text:style-name="MP11"><text:span text:style-name="MT8"><text:page-number>&lt;number&gt;</text:page-number></text:span></text:p>
        </draw:text-box>
      </draw:frame>
      <draw:connector draw:name="Straight Connector 14" draw:style-name="Mgr6" draw:text-style-name="MP3" draw:layer="backgroundobjects" draw:type="line" svg:x1="6.184cm" svg:y1="8.09cm" svg:x2="21.837cm" svg:y2="8.09cm" svg:d="M6184 8090h15653" svg:viewBox="0 0 15654 1">
        <text:p/>
      </draw:connector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g draw:name="Group 7">
        <draw:frame draw:name="Picture 8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9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0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1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connector draw:name="Straight Connector 6" draw:style-name="Mgr6" draw:text-style-name="MP3" draw:layer="backgroundobjects" draw:type="line" svg:x1="3.207cm" svg:y1="5.562cm" svg:x2="24.813cm" svg:y2="5.562cm" svg:d="M3207 5562h21606" svg:viewBox="0 0 21607 1">
        <text:p/>
      </draw:connector>
      <draw:frame draw:name="Title 1" presentation:style-name="Mpr13" draw:text-style-name="MP5" draw:layer="backgroundobjects" svg:width="22.051cm" svg:height="2.995cm" svg:x="2.975cm" svg:y="2.256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14" draw:text-style-name="MP5" draw:layer="backgroundobjects" svg:width="22.051cm" svg:height="7.623cm" svg:x="2.975cm" svg:y="5.873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3" presentation:style-name="Mpr15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15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15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g draw:name="Group 7">
        <draw:frame draw:name="Picture 8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9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0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1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19" draw:text-style-name="MP5" draw:layer="backgroundobjects" svg:width="18.738cm" svg:height="4.186cm" svg:x="4.628cm" svg:y="4.025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20" draw:text-style-name="MP5" draw:layer="backgroundobjects" svg:width="18.738cm" svg:height="2.192cm" svg:x="4.628cm" svg:y="8.834cm" presentation:class="outline">
        <draw:text-box>
          <text:list text:style-name="ML2">
            <text:list-item>
              <text:p text:style-name="MP13"><text:span text:style-name="MT12">Edit Master text styles</text:span></text:p>
            </text:list-item>
          </text:list>
        </draw:text-box>
      </draw:frame>
      <draw:frame draw:name="Date Placeholder 3" presentation:style-name="Mpr21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21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21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connector draw:name="Straight Connector 15" draw:style-name="Mgr6" draw:text-style-name="MP3" draw:layer="backgroundobjects" draw:type="line" svg:x1="4.623cm" svg:y1="8.523cm" svg:x2="23.372cm" svg:y2="8.523cm" svg:d="M4623 8523h18749" svg:viewBox="0 0 18750 1">
        <text:p/>
      </draw:connector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g draw:name="Group 8">
        <draw:frame draw:name="Picture 9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10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1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2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connector draw:name="Straight Connector 7" draw:style-name="Mgr6" draw:text-style-name="MP3" draw:layer="backgroundobjects" draw:type="line" svg:x1="3.207cm" svg:y1="5.562cm" svg:x2="24.813cm" svg:y2="5.562cm" svg:d="M3207 5562h21606" svg:viewBox="0 0 21607 1">
        <text:p/>
      </draw:connector>
      <draw:frame draw:name="Title 1" presentation:style-name="Mpr25" draw:text-style-name="MP5" draw:layer="backgroundobjects" svg:width="22.051cm" svg:height="2.995cm" svg:x="2.975cm" svg:y="2.256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26" draw:text-style-name="MP5" draw:layer="backgroundobjects" svg:width="10.837cm" svg:height="7.603cm" svg:x="2.982cm" svg:y="5.881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Content Placeholder 3" presentation:style-name="Mpr26" draw:text-style-name="MP5" draw:layer="backgroundobjects" svg:width="10.837cm" svg:height="7.603cm" svg:x="14.197cm" svg:y="5.881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4" presentation:style-name="Mpr27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5" presentation:style-name="Mpr27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6" presentation:style-name="Mpr27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g draw:name="Group 10">
        <draw:frame draw:name="Picture 11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12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3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4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31" draw:text-style-name="MP5" draw:layer="backgroundobjects" svg:width="22.051cm" svg:height="2.995cm" svg:x="2.975cm" svg:y="2.256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32" draw:text-style-name="MP5" draw:layer="backgroundobjects" svg:width="10.837cm" svg:height="1.324cm" svg:x="2.975cm" svg:y="6.106cm" presentation:class="outline">
        <draw:text-box>
          <text:list text:style-name="ML2">
            <text:list-item>
              <text:p text:style-name="MP14"><text:span text:style-name="MT13">Edit Master text styles</text:span></text:p>
            </text:list-item>
          </text:list>
        </draw:text-box>
      </draw:frame>
      <draw:frame draw:name="Content Placeholder 3" presentation:style-name="Mpr33" draw:text-style-name="MP5" draw:layer="backgroundobjects" svg:width="10.837cm" svg:height="6.047cm" svg:x="2.975cm" svg:y="7.449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Text Placeholder 4" presentation:style-name="Mpr32" draw:text-style-name="MP5" draw:layer="backgroundobjects" svg:width="10.837cm" svg:height="1.324cm" svg:x="14.195cm" svg:y="6.106cm" presentation:class="outline">
        <draw:text-box>
          <text:list text:style-name="ML5">
            <text:list-item>
              <text:p text:style-name="MP14"><text:span text:style-name="MT13">Edit Master text styles</text:span></text:p>
            </text:list-item>
          </text:list>
        </draw:text-box>
      </draw:frame>
      <draw:frame draw:name="Content Placeholder 5" presentation:style-name="Mpr33" draw:text-style-name="MP5" draw:layer="backgroundobjects" svg:width="10.837cm" svg:height="6.047cm" svg:x="14.195cm" svg:y="7.449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6" presentation:style-name="Mpr34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7" presentation:style-name="Mpr34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8" presentation:style-name="Mpr34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connector draw:name="Straight Connector 17" draw:style-name="Mgr6" draw:text-style-name="MP3" draw:layer="backgroundobjects" draw:type="line" svg:x1="3.207cm" svg:y1="5.562cm" svg:x2="24.813cm" svg:y2="5.562cm" svg:d="M3207 5562h21606" svg:viewBox="0 0 21607 1">
        <text:p/>
      </draw:connector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3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g draw:name="Group 6">
        <draw:frame draw:name="Picture 7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8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38" draw:text-style-name="MP5" draw:layer="backgroundobjects" svg:width="22.051cm" svg:height="2.995cm" svg:x="2.975cm" svg:y="2.256cm" presentation:class="title">
        <draw:text-box>
          <text:p text:style-name="MP4"><text:span text:style-name="MT2">Click to edit Master title style</text:span></text:p>
        </draw:text-box>
      </draw:frame>
      <draw:frame draw:name="Date Placeholder 2" presentation:style-name="Mpr39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3" presentation:style-name="Mpr39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4" presentation:style-name="Mpr39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connector draw:name="Straight Connector 13" draw:style-name="Mgr6" draw:text-style-name="MP3" draw:layer="backgroundobjects" draw:type="line" svg:x1="3.207cm" svg:y1="5.562cm" svg:x2="24.813cm" svg:y2="5.562cm" svg:d="M3207 5562h21606" svg:viewBox="0 0 21607 1">
        <text:p/>
      </draw:connector>
      <draw:frame presentation:style-name="Master1-Layout6-titleOnly-Title-Only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g draw:name="Group 4">
        <draw:frame draw:name="Picture 5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6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7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8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Date Placeholder 1" presentation:style-name="Mpr43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2" presentation:style-name="Mpr43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3" presentation:style-name="Mpr43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g draw:name="Group 8">
        <draw:frame draw:name="Picture 9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10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1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2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47" draw:text-style-name="MP5" draw:layer="backgroundobjects" svg:width="8.54cm" svg:height="3.15cm" svg:x="2.972cm" svg:y="3.189cm" presentation:class="title">
        <draw:text-box>
          <text:p text:style-name="MP4"><text:span text:style-name="MT3">Click to edit Master title style</text:span></text:p>
        </draw:text-box>
      </draw:frame>
      <draw:frame draw:name="Content Placeholder 2" presentation:style-name="Mpr48" draw:text-style-name="MP5" draw:layer="backgroundobjects" svg:width="12.562cm" svg:height="11.24cm" svg:x="12.445cm" svg:y="2.256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Text Placeholder 3" presentation:style-name="Mpr49" draw:text-style-name="MP5" draw:layer="backgroundobjects" svg:width="8.54cm" svg:height="5.601cm" svg:x="2.972cm" svg:y="6.962cm" presentation:class="outline">
        <draw:text-box>
          <text:list text:style-name="ML2">
            <text:list-item>
              <text:p text:style-name="MP15"><text:span text:style-name="MT6">Edit Master text styles</text:span></text:p>
            </text:list-item>
          </text:list>
        </draw:text-box>
      </draw:frame>
      <draw:frame draw:name="Date Placeholder 4" presentation:style-name="Mpr50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5" presentation:style-name="Mpr50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6" presentation:style-name="Mpr50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connector draw:name="Straight Connector 15" draw:style-name="Mgr6" draw:text-style-name="MP3" draw:layer="backgroundobjects" draw:type="line" svg:x1="3.207cm" svg:y1="6.69cm" svg:x2="11.278cm" svg:y2="6.69cm" svg:d="M3207 6690h8071" svg:viewBox="0 0 8072 1">
        <text:p/>
      </draw:connector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5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g draw:name="Group 7">
        <draw:frame draw:name="Picture 8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9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0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1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54" draw:text-style-name="MP5" draw:layer="backgroundobjects" svg:width="14.336cm" svg:height="3.15cm" svg:x="2.975cm" svg:y="4.327cm" presentation:class="title">
        <draw:text-box>
          <text:p text:style-name="MP4"><text:span text:style-name="MT14">Click to edit Master title style</text:span></text:p>
        </draw:text-box>
      </draw:frame>
      <draw:frame draw:name="Picture Placeholder 2" presentation:style-name="Mpr55" draw:text-style-name="MP5" draw:layer="backgroundobjects" svg:width="7.036cm" svg:height="10.968cm" svg:x="18.592cm" svg:y="2.392cm" presentation:class="title">
        <draw:text-box>
          <text:p text:style-name="MP15"><text:span text:style-name="MT6">Click icon to add picture</text:span></text:p>
        </draw:text-box>
      </draw:frame>
      <draw:frame draw:name="Text Placeholder 3" presentation:style-name="Mpr56" draw:text-style-name="MP5" draw:layer="backgroundobjects" svg:width="14.336cm" svg:height="4.2cm" svg:x="2.975cm" svg:y="7.477cm" presentation:class="outline">
        <draw:text-box>
          <text:list text:style-name="ML2">
            <text:list-item>
              <text:p text:style-name="MP12"><text:span text:style-name="MT5">Edit Master text styles</text:span></text:p>
            </text:list-item>
          </text:list>
        </draw:text-box>
      </draw:frame>
      <draw:frame draw:name="Date Placeholder 4" presentation:style-name="Mpr57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5" presentation:style-name="Mpr57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6" presentation:style-name="Mpr57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5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0-cust-Panoramic-Picture-with-Caption" style:page-layout-name="PM1" draw:style-name="Mdp11">
      <draw:g draw:name="Group 7">
        <draw:frame draw:name="Picture 8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9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0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1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61" draw:text-style-name="MP5" draw:layer="backgroundobjects" svg:width="22.071cm" svg:height="1.302cm" svg:x="2.975cm" svg:y="11.06cm" presentation:class="title">
        <draw:text-box>
          <text:p text:style-name="MP4"><text:span text:style-name="MT3">Click to edit Master title style</text:span></text:p>
        </draw:text-box>
      </draw:frame>
      <draw:frame draw:name="Picture Placeholder 2" presentation:style-name="Mpr62" draw:text-style-name="MP5" draw:layer="backgroundobjects" svg:width="23.211cm" svg:height="7.662cm" svg:x="2.392cm" svg:y="2.392cm" presentation:class="title">
        <draw:text-box>
          <text:p text:style-name="MP15"><text:span text:style-name="MT6">Click icon to add picture</text:span></text:p>
        </draw:text-box>
      </draw:frame>
      <draw:frame draw:name="Text Placeholder 3" presentation:style-name="Mpr63" draw:text-style-name="MP5" draw:layer="backgroundobjects" svg:width="22.071cm" svg:height="1.134cm" svg:x="2.975cm" svg:y="12.362cm" presentation:class="outline">
        <draw:text-box>
          <text:list text:style-name="ML2">
            <text:list-item>
              <text:p text:style-name="MP15"><text:span text:style-name="MT7">Edit Master text styles</text:span></text:p>
            </text:list-item>
          </text:list>
        </draw:text-box>
      </draw:frame>
      <draw:frame draw:name="Date Placeholder 4" presentation:style-name="Mpr64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5" presentation:style-name="Mpr64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6" presentation:style-name="Mpr64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cust-Panoramic-Picture-with-Caption-title" draw:layer="backgroundobjects" svg:width="19.798cm" svg:height="11.136cm" svg:x="0.6cm" svg:y="2.257cm" presentation:class="page"/>
        <draw:frame draw:name="Notes Placeholder 2" presentation:style-name="Mpr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7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1-cust-Title-and-Caption" style:page-layout-name="PM1" draw:style-name="Mdp12">
      <draw:g draw:name="Group 7">
        <draw:frame draw:name="Picture 8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9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0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1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68" draw:text-style-name="MP5" draw:layer="backgroundobjects" svg:width="22.032cm" svg:height="6.787cm" svg:x="2.995cm" svg:y="2.256cm" presentation:class="title">
        <draw:text-box>
          <text:p text:style-name="MP4"><text:span text:style-name="MT15">Click to edit Master title style</text:span></text:p>
        </draw:text-box>
      </draw:frame>
      <draw:frame draw:name="Text Placeholder 2" presentation:style-name="Mpr69" draw:text-style-name="MP5" draw:layer="backgroundobjects" svg:width="22.032cm" svg:height="3.52cm" svg:x="2.995cm" svg:y="9.976cm" presentation:class="outline">
        <draw:text-box>
          <text:list text:style-name="ML2">
            <text:list-item>
              <text:p text:style-name="MP12"><text:span text:style-name="MT16">Edit Master text styles</text:span></text:p>
            </text:list-item>
          </text:list>
        </draw:text-box>
      </draw:frame>
      <draw:frame draw:name="Date Placeholder 3" presentation:style-name="Mpr70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70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70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connector draw:name="Straight Connector 14" draw:style-name="Mgr6" draw:text-style-name="MP3" draw:layer="backgroundobjects" draw:type="line" svg:x1="3.207cm" svg:y1="9.509cm" svg:x2="24.813cm" svg:y2="9.509cm" svg:d="M3207 9509h21606" svg:viewBox="0 0 21607 1">
        <text:p/>
      </draw:connector>
      <presentation:notes style:page-layout-name="PM0">
        <draw:page-thumbnail draw:name="Slide Image Placeholder 1" presentation:style-name="Master1-Layout11-cust-Title-and-Caption-title" draw:layer="backgroundobjects" svg:width="19.798cm" svg:height="11.136cm" svg:x="0.6cm" svg:y="2.257cm" presentation:class="page"/>
        <draw:frame draw:name="Notes Placeholder 2" presentation:style-name="Mpr7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3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2-cust-Quote-with-Caption" style:page-layout-name="PM1" draw:style-name="Mdp13">
      <draw:g draw:name="Group 10">
        <draw:frame draw:name="Picture 11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12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5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6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74" draw:text-style-name="MP5" draw:layer="backgroundobjects" svg:width="21.351cm" svg:height="5.445cm" svg:x="3.322cm" svg:y="2.256cm" presentation:class="title">
        <draw:text-box>
          <text:p text:style-name="MP4"><text:span text:style-name="MT17">Click to edit Master title style</text:span></text:p>
        </draw:text-box>
      </draw:frame>
      <draw:frame draw:name="Text Placeholder 9" presentation:style-name="Mpr75" draw:text-style-name="MP5" draw:layer="backgroundobjects" svg:width="20.301cm" svg:height="1.342cm" svg:x="3.847cm" svg:y="7.701cm" presentation:class="outline">
        <draw:text-box>
          <text:list text:style-name="ML2">
            <text:list-item>
              <text:p text:style-name="MP16"><text:span text:style-name="MT4">Edit Master text styles</text:span></text:p>
            </text:list-item>
          </text:list>
        </draw:text-box>
      </draw:frame>
      <draw:frame draw:name="Text Placeholder 2" presentation:style-name="Mpr76" draw:text-style-name="MP5" draw:layer="backgroundobjects" svg:width="22.071cm" svg:height="3.52cm" svg:x="2.975cm" svg:y="9.976cm" presentation:class="outline">
        <draw:text-box>
          <text:list text:style-name="ML5">
            <text:list-item>
              <text:p text:style-name="MP12"><text:span text:style-name="MT16">Edit Master text styles</text:span></text:p>
            </text:list-item>
          </text:list>
        </draw:text-box>
      </draw:frame>
      <draw:frame draw:name="Date Placeholder 3" presentation:style-name="Mpr77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77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77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frame draw:name="TextBox 13" draw:style-name="Mgr7" draw:text-style-name="MP5" draw:layer="backgroundobjects" svg:width="1.4cm" svg:height="1.343cm" svg:x="1.98cm" svg:y="2.021cm">
        <draw:text-box>
          <text:p text:style-name="MP17"><text:span text:style-name="MT18">“</text:span></text:p>
        </draw:text-box>
      </draw:frame>
      <draw:frame draw:name="TextBox 14" draw:style-name="Mgr7" draw:text-style-name="MP5" draw:layer="backgroundobjects" svg:width="1.4cm" svg:height="1.343cm" svg:x="24.346cm" svg:y="6.495cm">
        <draw:text-box>
          <text:p text:style-name="MP11"><text:span text:style-name="MT18">”</text:span></text:p>
        </draw:text-box>
      </draw:frame>
      <draw:connector draw:name="Straight Connector 18" draw:style-name="Mgr6" draw:text-style-name="MP3" draw:layer="backgroundobjects" draw:type="line" svg:x1="3.207cm" svg:y1="9.509cm" svg:x2="24.813cm" svg:y2="9.509cm" svg:d="M3207 9509h21606" svg:viewBox="0 0 21607 1">
        <text:p/>
      </draw:connector>
      <presentation:notes style:page-layout-name="PM0">
        <draw:page-thumbnail draw:name="Slide Image Placeholder 1" presentation:style-name="Master1-Layout12-cust-Quote-with-Caption-title" draw:layer="backgroundobjects" svg:width="19.798cm" svg:height="11.136cm" svg:x="0.6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3-cust-Name-Card" style:page-layout-name="PM1" draw:style-name="Mdp14">
      <draw:g draw:name="Group 6">
        <draw:frame draw:name="Picture 7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8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81" draw:text-style-name="MP5" draw:layer="backgroundobjects" svg:width="22.071cm" svg:height="3.374cm" svg:x="2.975cm" svg:y="7.599cm" presentation:class="title">
        <draw:text-box>
          <text:p text:style-name="MP17"><text:span text:style-name="MT15">Click to edit Master title style</text:span></text:p>
        </draw:text-box>
      </draw:frame>
      <draw:frame draw:name="Text Placeholder 2" presentation:style-name="Mpr82" draw:text-style-name="MP5" draw:layer="backgroundobjects" svg:width="22.071cm" svg:height="1.976cm" svg:x="2.975cm" svg:y="10.973cm" presentation:class="outline">
        <draw:text-box>
          <text:list text:style-name="ML2">
            <text:list-item>
              <text:p text:style-name="MP18"><text:span text:style-name="MT16">Edit Master text styles</text:span></text:p>
            </text:list-item>
          </text:list>
        </draw:text-box>
      </draw:frame>
      <draw:frame draw:name="Date Placeholder 3" presentation:style-name="Mpr83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83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83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3-cust-Name-Card-title" draw:layer="backgroundobjects" svg:width="19.798cm" svg:height="11.136cm" svg:x="0.6cm" svg:y="2.257cm" presentation:class="page"/>
        <draw:frame draw:name="Notes Placeholder 2" presentation:style-name="Mpr8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6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4-cust-Quote-Name-Card" style:page-layout-name="PM1" draw:style-name="Mdp15">
      <draw:g draw:name="Group 10">
        <draw:frame draw:name="Picture 13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14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5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6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87" draw:text-style-name="MP5" draw:layer="backgroundobjects" svg:width="21.351cm" svg:height="5.153cm" svg:x="3.322cm" svg:y="2.256cm" presentation:class="title">
        <draw:text-box>
          <text:p text:style-name="MP4"><text:span text:style-name="MT17">Click to edit Master title style</text:span></text:p>
        </draw:text-box>
      </draw:frame>
      <draw:frame draw:name="Text Placeholder 2" presentation:style-name="Mpr88" draw:text-style-name="MP5" draw:layer="backgroundobjects" svg:width="22.071cm" svg:height="2.037cm" svg:x="2.975cm" svg:y="8.359cm" presentation:class="outline">
        <draw:text-box>
          <text:list text:style-name="ML2">
            <text:list-item>
              <text:p text:style-name="MP19"><text:span text:style-name="MT12">Edit Master text styles</text:span></text:p>
            </text:list-item>
          </text:list>
        </draw:text-box>
      </draw:frame>
      <draw:frame draw:name="Text Placeholder 2" presentation:style-name="Mpr89" draw:text-style-name="MP5" draw:layer="backgroundobjects" svg:width="22.071cm" svg:height="3.092cm" svg:x="2.975cm" svg:y="10.404cm" presentation:class="outline">
        <draw:text-box>
          <text:list text:style-name="ML5">
            <text:list-item>
              <text:p text:style-name="MP18"><text:span text:style-name="MT19">Edit Master text styles</text:span></text:p>
            </text:list-item>
          </text:list>
        </draw:text-box>
      </draw:frame>
      <draw:frame draw:name="Date Placeholder 3" presentation:style-name="Mpr90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90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90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frame draw:name="TextBox 11" draw:style-name="Mgr7" draw:text-style-name="MP5" draw:layer="backgroundobjects" svg:width="1.4cm" svg:height="1.343cm" svg:x="1.98cm" svg:y="2.021cm">
        <draw:text-box>
          <text:p text:style-name="MP17"><text:span text:style-name="MT18">“</text:span></text:p>
        </draw:text-box>
      </draw:frame>
      <draw:frame draw:name="TextBox 12" draw:style-name="Mgr7" draw:text-style-name="MP5" draw:layer="backgroundobjects" svg:width="1.4cm" svg:height="1.343cm" svg:x="24.346cm" svg:y="5.97cm">
        <draw:text-box>
          <text:p text:style-name="MP11"><text:span text:style-name="MT18">”</text:span></text:p>
        </draw:text-box>
      </draw:frame>
      <draw:connector draw:name="Straight Connector 25" draw:style-name="Mgr6" draw:text-style-name="MP3" draw:layer="backgroundobjects" draw:type="line" svg:x1="3.207cm" svg:y1="7.876cm" svg:x2="24.813cm" svg:y2="7.876cm" svg:d="M3207 7876h21606" svg:viewBox="0 0 21607 1">
        <text:p/>
      </draw:connector>
      <presentation:notes style:page-layout-name="PM0">
        <draw:page-thumbnail draw:name="Slide Image Placeholder 1" presentation:style-name="Master1-Layout14-cust-Quote-Name-Card-title" draw:layer="backgroundobjects" svg:width="19.798cm" svg:height="11.136cm" svg:x="0.6cm" svg:y="2.257cm" presentation:class="page"/>
        <draw:frame draw:name="Notes Placeholder 2" presentation:style-name="Mpr9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3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5-cust-True-or-False" style:page-layout-name="PM1" draw:style-name="Mdp16">
      <draw:g draw:name="Group 8">
        <draw:frame draw:name="Picture 9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10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1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2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94" draw:text-style-name="MP5" draw:layer="backgroundobjects" svg:width="22.071cm" svg:height="5.153cm" svg:x="2.975cm" svg:y="2.256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95" draw:text-style-name="MP5" draw:layer="backgroundobjects" svg:width="22.071cm" svg:height="1.932cm" svg:x="2.975cm" svg:y="8.338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Text Placeholder 2" presentation:style-name="Mpr96" draw:text-style-name="MP5" draw:layer="backgroundobjects" svg:width="22.071cm" svg:height="3.228cm" svg:x="2.975cm" svg:y="10.268cm" presentation:class="outline">
        <draw:text-box>
          <text:list text:style-name="ML5">
            <text:list-item>
              <text:p text:style-name="MP18"><text:span text:style-name="MT19">Edit Master text styles</text:span></text:p>
            </text:list-item>
          </text:list>
        </draw:text-box>
      </draw:frame>
      <draw:frame draw:name="Date Placeholder 3" presentation:style-name="Mpr97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97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97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connector draw:name="Straight Connector 14" draw:style-name="Mgr6" draw:text-style-name="MP3" draw:layer="backgroundobjects" draw:type="line" svg:x1="3.207cm" svg:y1="7.876cm" svg:x2="24.813cm" svg:y2="7.876cm" svg:d="M3207 7876h21606" svg:viewBox="0 0 21607 1">
        <text:p/>
      </draw:connector>
      <presentation:notes style:page-layout-name="PM0">
        <draw:page-thumbnail draw:name="Slide Image Placeholder 1" presentation:style-name="Master1-Layout15-cust-True-or-False-title" draw:layer="backgroundobjects" svg:width="19.798cm" svg:height="11.136cm" svg:x="0.6cm" svg:y="2.257cm" presentation:class="page"/>
        <draw:frame draw:name="Notes Placeholder 2" presentation:style-name="Mpr9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0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6-vertTx-Title-and-Vertical-Text" style:page-layout-name="PM1" draw:style-name="Mdp17">
      <draw:g draw:name="Group 7">
        <draw:frame draw:name="Picture 8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9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0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1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Title 1" presentation:style-name="Mpr101" draw:text-style-name="MP5" draw:layer="backgroundobjects" svg:width="22.051cm" svg:height="2.995cm" svg:x="2.975cm" svg:y="2.256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102" draw:text-style-name="MP20" draw:layer="backgroundobjects" svg:width="22.051cm" svg:height="7.623cm" svg:x="2.975cm" svg:y="5.873cm" presentation:class="outline">
        <draw:text-box>
          <text:list text:style-name="ML2">
            <text:list-item>
              <text:p text:style-name="MP6"><text:span text:style-name="MT3">Edit Master text styles</text:span></text:p>
              <text:list>
                <text:list-item>
                  <text:p text:style-name="MP7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9"><text:span text:style-name="MT6">Fourth level</text:span></text:p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3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103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103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connector draw:name="Straight Connector 13" draw:style-name="Mgr6" draw:text-style-name="MP3" draw:layer="backgroundobjects" draw:type="line" svg:x1="3.207cm" svg:y1="5.562cm" svg:x2="24.813cm" svg:y2="5.562cm" svg:d="M3207 5562h21606" svg:viewBox="0 0 21607 1">
        <text:p/>
      </draw:connector>
      <presentation:notes style:page-layout-name="PM0">
        <draw:page-thumbnail draw:name="Slide Image Placeholder 1" presentation:style-name="Master1-Layout16-vertTx-Title-and-Vertical-Text-title" draw:layer="backgroundobjects" svg:width="19.798cm" svg:height="11.136cm" svg:x="0.6cm" svg:y="2.257cm" presentation:class="page"/>
        <draw:frame draw:name="Notes Placeholder 2" presentation:style-name="Mpr10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7-vertTitleAndTx-Vertical-Title-and-Text" style:page-layout-name="PM1" draw:style-name="Mdp18">
      <draw:g draw:name="Group 7">
        <draw:frame draw:name="Picture 8" draw:style-name="Mgr3" draw:text-style-name="MP3" draw:layer="Master1-bg" svg:width="27.994cm" svg:height="15.747cm" svg:x="0cm" svg:y="0cm">
          <draw:image xlink:href="Pictures/100002010000078000000438C729241D00E3542A.png" xlink:type="simple" xlink:show="embed" xlink:actuate="onLoad" draw:mime-type="image/png">
            <text:p/>
          </draw:image>
          <svg:desc>HD-PanelContent.png</svg:desc>
        </draw:frame>
        <draw:custom-shape draw:name="Rectangle 9" draw:style-name="Mgr4" draw:text-style-name="MP3" draw:layer="Master1-bg" svg:width="25.202cm" svg:height="12.951cm" svg:x="1.396cm" svg:y="1.4cm">
          <text:p/>
          <draw:enhanced-geometry svg:viewBox="0 0 21600 21600" draw:type="non-primitive" draw:enhanced-path="M 0 0 L 21600 0 21600 21600 0 21600 Z N"/>
        </draw:custom-shape>
        <draw:frame draw:name="Picture 10" draw:style-name="Mgr5" draw:text-style-name="MP3" draw:layer="Master1-bg" svg:width="1.785cm" svg:height="1.393cm" svg:x="-0.036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  <draw:frame draw:name="Picture 11" draw:style-name="Mgr5" draw:text-style-name="MP3" draw:layer="Master1-bg" svg:width="1.785cm" svg:height="1.393cm" svg:x="26.268cm" svg:y="7.244cm">
          <draw:image xlink:href="Pictures/10000201000000750000005BDFDC29FA97926FCB.png" xlink:type="simple" xlink:show="embed" xlink:actuate="onLoad" draw:mime-type="image/png">
            <text:p/>
          </draw:image>
          <svg:desc>HDRibbonContent-UniformTrim.png</svg:desc>
        </draw:frame>
      </draw:g>
      <draw:frame draw:name="Vertical Title 1" presentation:style-name="Mpr107" draw:text-style-name="MP20" draw:layer="backgroundobjects" svg:width="4.343cm" svg:height="11.24cm" svg:x="20.669cm" svg:y="2.256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108" draw:text-style-name="MP20" draw:layer="backgroundobjects" svg:width="17.072cm" svg:height="11.24cm" svg:x="2.975cm" svg:y="2.256cm" presentation:class="outline">
        <draw:text-box>
          <text:list text:style-name="ML2">
            <text:list-item>
              <text:p text:style-name="MP6"><text:span text:style-name="MT3">Edit Master text styles</text:span></text:p>
              <text:list>
                <text:list-item>
                  <text:p text:style-name="MP7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9"><text:span text:style-name="MT6">Fourth level</text:span></text:p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9" draw:text-style-name="MP5" draw:layer="backgroundobjects" svg:width="3.675cm" svg:height="0.642cm" svg:x="19.93cm" svg:y="13.71cm" presentation:class="date-time">
        <draw:text-box>
          <text:p/>
        </draw:text-box>
      </draw:frame>
      <draw:frame draw:name="Footer Placeholder 4" presentation:style-name="Mpr109" draw:text-style-name="MP5" draw:layer="backgroundobjects" svg:width="16.78cm" svg:height="0.642cm" svg:x="2.975cm" svg:y="13.71cm" presentation:class="footer">
        <draw:text-box>
          <text:p/>
        </draw:text-box>
      </draw:frame>
      <draw:frame draw:name="Slide Number Placeholder 5" presentation:style-name="Mpr109" draw:text-style-name="MP5" draw:layer="backgroundobjects" svg:width="1.246cm" svg:height="0.642cm" svg:x="23.78cm" svg:y="13.71cm" presentation:class="page-number">
        <draw:text-box>
          <text:p text:style-name="MP11"><text:span text:style-name="MT8"><text:page-number>&lt;number&gt;</text:page-number></text:span></text:p>
        </draw:text-box>
      </draw:frame>
      <draw:connector draw:name="Straight Connector 13" draw:style-name="Mgr6" draw:text-style-name="MP3" draw:layer="backgroundobjects" draw:type="line" svg:x1="20.358cm" svg:y1="2.275cm" svg:x2="20.358cm" svg:y2="13.476cm" svg:d="M20358 2275v11201" svg:viewBox="0 0 1 11202">
        <text:p/>
      </draw:connector>
      <presentation:notes style:page-layout-name="PM0">
        <draw:page-thumbnail draw:name="Slide Image Placeholder 1" presentation:style-name="Master1-Layout17-vertTitleAndTx-Vertical-Title-and-Text-title" draw:layer="backgroundobjects" svg:width="19.798cm" svg:height="11.136cm" svg:x="0.6cm" svg:y="2.257cm" presentation:class="page"/>
        <draw:frame draw:name="Notes Placeholder 2" presentation:style-name="Mpr11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2" draw:text-style-name="MP5" draw:layer="backgroundobjects" svg:width="9.113cm" svg:height="1.484cm" svg:x="11.886cm" svg:y="28.21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4.2$Windows_X86_64 LibreOffice_project/dcf040e67528d9187c66b2379df5ea4407429775</meta:generator>
    <dc:title>GROUP C  Presentation on chmod ommand in  linux                                                 Done by : R Shiva Kumar                                                                                                                           Pavitra Naik</dc:title>
    <meta:creation-date>2021-09-16T14:39:16Z</meta:creation-date>
    <dc:date>2021-09-17T15:58:54.459000000</dc:date>
    <meta:editing-cycles>20</meta:editing-cycles>
    <meta:editing-duration>PT2H39M6S</meta:editing-duration>
    <meta:document-statistic meta:object-count="346"/>
    <meta:template xlink:type="simple" xlink:actuate="onRequest" xlink:title="" xlink:href="Organic"/>
  </office:meta>
</office:document-meta>
</file>